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3cm"/>
    </style:style>
    <style:style style:name="co2" style:family="table-column">
      <style:table-column-properties fo:break-before="auto" style:column-width="0.739cm"/>
    </style:style>
    <style:style style:name="co3" style:family="table-column">
      <style:table-column-properties fo:break-before="auto" style:column-width="1.69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75cm"/>
    </style:style>
    <style:style style:name="co6" style:family="table-column">
      <style:table-column-properties fo:break-before="auto" style:column-width="1.886cm"/>
    </style:style>
    <style:style style:name="co7" style:family="table-column">
      <style:table-column-properties fo:break-before="auto" style:column-width="2.353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2.295cm"/>
    </style:style>
    <style:style style:name="co10" style:family="table-column">
      <style:table-column-properties fo:break-before="auto" style:column-width="1.633cm"/>
    </style:style>
    <style:style style:name="co11" style:family="table-column">
      <style:table-column-properties fo:break-before="auto" style:column-width="2.1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color="#ea7500" fo:font-weight="bold" style:font-weight-asian="bold" style:font-weight-complex="bold"/>
    </style:style>
    <style:style style:name="ce3" style:family="table-cell" style:parent-style-name="Default" style:data-style-name="N37">
      <style:text-properties style:use-window-font-color="true" fo:font-weight="normal" style:font-weight-asian="normal" style:font-weight-complex="normal"/>
    </style:style>
    <style:style style:name="ce5" style:family="table-cell" style:parent-style-name="Default">
      <style:text-properties fo:color="#5eb91e"/>
    </style:style>
    <style:style style:name="ce6" style:family="table-cell" style:parent-style-name="Default">
      <style:text-properties fo:color="#c9211e"/>
    </style:style>
    <style:style style:name="ce7" style:family="table-cell" style:parent-style-name="Default">
      <style:text-properties fo:color="#f10d0c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map style:condition="cell-content()&lt;0" style:apply-style-name="Warning" style:base-cell-address="setembro.P2"/>
      <style:map style:condition="cell-content()&gt;0" style:apply-style-name="Goal" style:base-cell-address="setembro.P2"/>
    </style:style>
    <style:style style:name="ce16" style:family="table-cell" style:parent-style-name="Default">
      <style:map style:condition="cell-content()&gt;0" style:apply-style-name="Goal" style:base-cell-address="setembro.Q2"/>
      <style:map style:condition="cell-content()&lt;0" style:apply-style-name="Warning" style:base-cell-address="setembro.Q2"/>
    </style:style>
    <style:style style:name="ce14" style:family="table-cell" style:parent-style-name="Default">
      <style:text-properties fo:font-weight="bold" style:font-weight-asian="bold" style:font-weight-complex="bold"/>
      <style:map style:condition="cell-content()&gt;0" style:apply-style-name="Goal" style:base-cell-address="setembro.S35"/>
      <style:map style:condition="cell-content()&lt;0" style:apply-style-name="Warning" style:base-cell-address="setembro.S35"/>
    </style:style>
  </office:automatic-styles>
  <office:body>
    <office:spreadsheet>
      <table:calculation-settings table:automatic-find-labels="false" table:use-regular-expressions="false" table:use-wildcards="true"/>
      <table:table table:name="setembr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4" table:default-cell-style-name="ce5"/>
        <table:table-column table:style-name="co6" table:default-cell-style-name="Default"/>
        <table:table-column table:style-name="co7" table:default-cell-style-name="ce5"/>
        <table:table-column table:style-name="co8" table:default-cell-style-name="ce6"/>
        <table:table-column table:style-name="co5" table:default-cell-style-name="Default"/>
        <table:table-column table:style-name="co9" table:default-cell-style-name="ce6"/>
        <table:table-column table:style-name="co5" table:default-cell-style-name="ce6"/>
        <table:table-column table:style-name="co10" table:default-cell-style-name="Default"/>
        <table:table-column table:style-name="co11" table:default-cell-style-name="Default"/>
        <table:table-column table:style-name="co4" table:default-cell-style-name="ce13"/>
        <table:table-column table:style-name="co4" table:number-columns-repeated="2" table:default-cell-style-name="ce16"/>
        <table:table-column table:style-name="co4" table:default-cell-style-name="Default"/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day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ifood_qtd</text:p>
          </table:table-cell>
          <table:table-cell table:style-name="Default" office:value-type="string" calcext:value-type="string">
            <text:p>ifood_ganho</text:p>
          </table:table-cell>
          <table:table-cell office:value-type="string" calcext:value-type="string">
            <text:p>rappi_qtd</text:p>
          </table:table-cell>
          <table:table-cell table:style-name="Default" office:value-type="string" calcext:value-type="string">
            <text:p>rappi_ganho</text:p>
          </table:table-cell>
          <table:table-cell office:value-type="string" calcext:value-type="string">
            <text:p>mottu_qtd</text:p>
          </table:table-cell>
          <table:table-cell table:style-name="Default" office:value-type="string" calcext:value-type="string">
            <text:p>mottu_ganho</text:p>
          </table:table-cell>
          <table:table-cell table:style-name="Default" office:value-type="string" calcext:value-type="string">
            <text:p>gasolina</text:p>
          </table:table-cell>
          <table:table-cell office:value-type="string" calcext:value-type="string">
            <text:p>entregas</text:p>
          </table:table-cell>
          <table:table-cell table:style-name="Default" office:value-type="string" calcext:value-type="string">
            <text:p>parcela moto</text:p>
          </table:table-cell>
          <table:table-cell table:style-name="Default" office:value-type="string" calcext:value-type="string">
            <text:p>OUTROS</text:p>
          </table:table-cell>
          <table:table-cell office:value-type="string" calcext:value-type="string">
            <text:p>bruto dia</text:p>
          </table:table-cell>
          <table:table-cell office:value-type="string" calcext:value-type="string">
            <text:p>total_gastos</text:p>
          </table:table-cell>
          <table:table-cell table:style-name="Default" office:value-type="string" calcext:value-type="string">
            <text:p>total dia</text:p>
          </table:table-cell>
          <table:table-cell table:style-name="Default" office:value-type="string" calcext:value-type="string">
            <text:p>líquido</text:p>
          </table:table-cell>
          <table:table-cell table:style-name="Default"/>
          <table:table-cell office:value-type="string" calcext:value-type="string">
            <text:p>total líqui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eg</text:p>
          </table:table-cell>
          <table:table-cell office:value-type="date" office:date-value="2023-08-28" calcext:value-type="date">
            <text:p>28/08/23</text:p>
          </table:table-cell>
          <table:table-cell office:value-type="float" office:value="14" calcext:value-type="float">
            <text:p>14</text:p>
          </table:table-cell>
          <table:table-cell office:value-type="float" office:value="132.6" calcext:value-type="float">
            <text:p>132,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D2]+[.F2]+[.H2]" office:value-type="float" office:value="14" calcext:value-type="float">
            <text:p>14</text:p>
          </table:table-cell>
          <table:table-cell table:number-columns-repeated="2"/>
          <table:table-cell table:formula="of:=[.E2]+[.G2]+[.I2]" office:value-type="float" office:value="132.6" calcext:value-type="float">
            <text:p>132,6</text:p>
          </table:table-cell>
          <table:table-cell table:formula="of:=SUM([.J2];[.L2];[.M2])" office:value-type="float" office:value="8" calcext:value-type="float">
            <text:p>8</text:p>
          </table:table-cell>
          <table:table-cell table:formula="of:=ORG.LIBREOFFICE.RAWSUBTRACT([.N2];[.O2])" office:value-type="float" office:value="124.6" calcext:value-type="float">
            <text:p>124,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r</text:p>
          </table:table-cell>
          <table:table-cell office:value-type="date" office:date-value="2023-08-29" calcext:value-type="date">
            <text:p>29/08/23</text:p>
          </table:table-cell>
          <table:table-cell office:value-type="float" office:value="6" calcext:value-type="float">
            <text:p>6</text:p>
          </table:table-cell>
          <table:table-cell office:value-type="float" office:value="41.97" calcext:value-type="float">
            <text:p>41,97</text:p>
          </table:table-cell>
          <table:table-cell office:value-type="float" office:value="4" calcext:value-type="float">
            <text:p>4</text:p>
          </table:table-cell>
          <table:table-cell office:value-type="float" office:value="28.6" calcext:value-type="float">
            <text:p>28,6</text:p>
          </table:table-cell>
          <table:table-cell office:value-type="float" office:value="3" calcext:value-type="float">
            <text:p>3</text:p>
          </table:table-cell>
          <table:table-cell table:formula="of:=18+8.4+7.2" office:value-type="float" office:value="33.6" calcext:value-type="float">
            <text:p>33,6</text:p>
          </table:table-cell>
          <table:table-cell office:value-type="float" office:value="10" calcext:value-type="float">
            <text:p>10</text:p>
          </table:table-cell>
          <table:table-cell table:formula="of:=[.D3]+[.F3]+[.H3]" office:value-type="float" office:value="13" calcext:value-type="float">
            <text:p>13</text:p>
          </table:table-cell>
          <table:table-cell table:number-columns-repeated="2"/>
          <table:table-cell table:formula="of:=[.E3]+[.G3]+[.I3]" office:value-type="float" office:value="104.17" calcext:value-type="float">
            <text:p>104,17</text:p>
          </table:table-cell>
          <table:table-cell table:formula="of:=SUM([.J3];[.L3];[.M3])" office:value-type="float" office:value="10" calcext:value-type="float">
            <text:p>10</text:p>
          </table:table-cell>
          <table:table-cell table:formula="of:=ORG.LIBREOFFICE.RAWSUBTRACT([.N3];[.O3])" office:value-type="float" office:value="94.17" calcext:value-type="float">
            <text:p>94,1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a</text:p>
          </table:table-cell>
          <table:table-cell office:value-type="date" office:date-value="2023-08-30" calcext:value-type="date">
            <text:p>30/08/23</text:p>
          </table:table-cell>
          <table:table-cell office:value-type="float" office:value="8" calcext:value-type="float">
            <text:p>8</text:p>
          </table:table-cell>
          <table:table-cell office:value-type="float" office:value="62.2" calcext:value-type="float">
            <text:p>62,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D4]+[.F4]+[.H4]" office:value-type="float" office:value="10" calcext:value-type="float">
            <text:p>10</text:p>
          </table:table-cell>
          <table:table-cell table:formula="of:=256.5/7" office:value-type="float" office:value="36.6428571428571" calcext:value-type="float">
            <text:p>36,6428571428571</text:p>
          </table:table-cell>
          <table:table-cell office:value-type="float" office:value="30" calcext:value-type="float">
            <text:p>30</text:p>
          </table:table-cell>
          <table:table-cell table:formula="of:=[.E4]+[.G4]+[.I4]" office:value-type="float" office:value="72.2" calcext:value-type="float">
            <text:p>72,2</text:p>
          </table:table-cell>
          <table:table-cell table:formula="of:=SUM([.J4];[.L4];[.M4])" office:value-type="float" office:value="86.6428571428571" calcext:value-type="float">
            <text:p>86,6428571428571</text:p>
          </table:table-cell>
          <table:table-cell table:formula="of:=ORG.LIBREOFFICE.RAWSUBTRACT([.N4];[.O4])" office:value-type="float" office:value="-14.4428571428571" calcext:value-type="float">
            <text:p>-14,442857142857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i</text:p>
          </table:table-cell>
          <table:table-cell office:value-type="date" office:date-value="2023-08-31" calcext:value-type="date">
            <text:p>31/08/23</text:p>
          </table:table-cell>
          <table:table-cell office:value-type="float" office:value="8" calcext:value-type="float">
            <text:p>8</text:p>
          </table:table-cell>
          <table:table-cell office:value-type="float" office:value="53.26" calcext:value-type="float">
            <text:p>53,26</text:p>
          </table:table-cell>
          <table:table-cell office:value-type="float" office:value="3" calcext:value-type="float">
            <text:p>3</text:p>
          </table:table-cell>
          <table:table-cell office:value-type="float" office:value="18.12" calcext:value-type="float">
            <text:p>18,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D5]+[.F5]+[.H5]" office:value-type="float" office:value="12" calcext:value-type="float">
            <text:p>12</text:p>
          </table:table-cell>
          <table:table-cell table:formula="of:=256.5/7" office:value-type="float" office:value="36.6428571428571" calcext:value-type="float">
            <text:p>36,6428571428571</text:p>
          </table:table-cell>
          <table:table-cell/>
          <table:table-cell table:formula="of:=[.E5]+[.G5]+[.I5]" office:value-type="float" office:value="80.38" calcext:value-type="float">
            <text:p>80,38</text:p>
          </table:table-cell>
          <table:table-cell table:formula="of:=SUM([.J5];[.L5];[.M5])" office:value-type="float" office:value="36.6428571428571" calcext:value-type="float">
            <text:p>36,6428571428571</text:p>
          </table:table-cell>
          <table:table-cell table:formula="of:=ORG.LIBREOFFICE.RAWSUBTRACT([.N5];[.O5])" office:value-type="float" office:value="43.7371428571429" calcext:value-type="float">
            <text:p>43,737142857142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x</text:p>
          </table:table-cell>
          <table:table-cell office:value-type="date" office:date-value="2023-09-01" calcext:value-type="date">
            <text:p>01/09/23</text:p>
          </table:table-cell>
          <table:table-cell office:value-type="float" office:value="4" calcext:value-type="float">
            <text:p>4</text:p>
          </table:table-cell>
          <table:table-cell office:value-type="float" office:value="47.12" calcext:value-type="float">
            <text:p>47,12</text:p>
          </table:table-cell>
          <table:table-cell office:value-type="float" office:value="3" calcext:value-type="float">
            <text:p>3</text:p>
          </table:table-cell>
          <table:table-cell office:value-type="float" office:value="23.64" calcext:value-type="float">
            <text:p>23,64</text:p>
          </table:table-cell>
          <table:table-cell office:value-type="float" office:value="1" calcext:value-type="float">
            <text:p>1</text:p>
          </table:table-cell>
          <table:table-cell office:value-type="float" office:value="12.6" calcext:value-type="float">
            <text:p>12,6</text:p>
          </table:table-cell>
          <table:table-cell office:value-type="float" office:value="15" calcext:value-type="float">
            <text:p>15</text:p>
          </table:table-cell>
          <table:table-cell table:formula="of:=[.D6]+[.F6]+[.H6]" office:value-type="float" office:value="8" calcext:value-type="float">
            <text:p>8</text:p>
          </table:table-cell>
          <table:table-cell table:formula="of:=256.5/7" office:value-type="float" office:value="36.6428571428571" calcext:value-type="float">
            <text:p>36,6428571428571</text:p>
          </table:table-cell>
          <table:table-cell office:value-type="float" office:value="165" calcext:value-type="float">
            <text:p>165</text:p>
          </table:table-cell>
          <table:table-cell table:formula="of:=[.E6]+[.G6]+[.I6]" office:value-type="float" office:value="83.36" calcext:value-type="float">
            <text:p>83,36</text:p>
          </table:table-cell>
          <table:table-cell table:formula="of:=SUM([.J6];[.L6];[.M6])" office:value-type="float" office:value="216.642857142857" calcext:value-type="float">
            <text:p>216,642857142857</text:p>
          </table:table-cell>
          <table:table-cell table:formula="of:=ORG.LIBREOFFICE.RAWSUBTRACT([.N6];[.O6])" office:value-type="float" office:value="-133.282857142857" calcext:value-type="float">
            <text:p>-133,28285714285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áb</text:p>
          </table:table-cell>
          <table:table-cell office:value-type="date" office:date-value="2023-09-02" calcext:value-type="date">
            <text:p>02/09/23</text:p>
          </table:table-cell>
          <table:table-cell table:number-columns-repeated="7"/>
          <table:table-cell table:formula="of:=[.D7]+[.F7]+[.H7]" office:value-type="float" office:value="0" calcext:value-type="float">
            <text:p>0</text:p>
          </table:table-cell>
          <table:table-cell table:formula="of:=256.5/7" office:value-type="float" office:value="36.6428571428571" calcext:value-type="float">
            <text:p>36,6428571428571</text:p>
          </table:table-cell>
          <table:table-cell/>
          <table:table-cell table:formula="of:=[.E7]+[.G7]+[.I7]" office:value-type="float" office:value="0" calcext:value-type="float">
            <text:p>0</text:p>
          </table:table-cell>
          <table:table-cell table:formula="of:=SUM([.J7];[.L7];[.M7])" office:value-type="float" office:value="36.6428571428571" calcext:value-type="float">
            <text:p>36,6428571428571</text:p>
          </table:table-cell>
          <table:table-cell table:formula="of:=ORG.LIBREOFFICE.RAWSUBTRACT([.N7];[.O7])" office:value-type="float" office:value="-36.6428571428571" calcext:value-type="float">
            <text:p>-36,642857142857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m</text:p>
          </table:table-cell>
          <table:table-cell office:value-type="date" office:date-value="2023-09-03" calcext:value-type="date">
            <text:p>03/09/23</text:p>
          </table:table-cell>
          <table:table-cell table:number-columns-repeated="7"/>
          <table:table-cell table:formula="of:=[.D8]+[.F8]+[.H8]" office:value-type="float" office:value="0" calcext:value-type="float">
            <text:p>0</text:p>
          </table:table-cell>
          <table:table-cell table:formula="of:=256.5/7" office:value-type="float" office:value="36.6428571428571" calcext:value-type="float">
            <text:p>36,6428571428571</text:p>
          </table:table-cell>
          <table:table-cell/>
          <table:table-cell table:formula="of:=[.E8]+[.G8]+[.I8]" office:value-type="float" office:value="0" calcext:value-type="float">
            <text:p>0</text:p>
          </table:table-cell>
          <table:table-cell table:formula="of:=SUM([.J8];[.L8];[.M8])" office:value-type="float" office:value="36.6428571428571" calcext:value-type="float">
            <text:p>36,6428571428571</text:p>
          </table:table-cell>
          <table:table-cell table:formula="of:=ORG.LIBREOFFICE.RAWSUBTRACT([.N8];[.O8])" office:value-type="float" office:value="-36.6428571428571" calcext:value-type="float">
            <text:p>-36,6428571428571</text:p>
          </table:table-cell>
          <table:table-cell table:formula="of:=SUM([.P2:.P8])" office:value-type="float" office:value="41.4957142857143" calcext:value-type="float">
            <text:p>41,495714285714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g</text:p>
          </table:table-cell>
          <table:table-cell office:value-type="date" office:date-value="2023-09-04" calcext:value-type="date">
            <text:p>04/09/23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table:formula="of:=256.5/7" office:value-type="float" office:value="36.6428571428571" calcext:value-type="float">
            <text:p>36,6428571428571</text:p>
          </table:table-cell>
          <table:table-cell table:number-columns-repeated="2"/>
          <table:table-cell table:formula="of:=SUM([.J9];[.L9];[.M9])" office:value-type="float" office:value="46.6428571428571" calcext:value-type="float">
            <text:p>46,6428571428571</text:p>
          </table:table-cell>
          <table:table-cell table:formula="of:=ORG.LIBREOFFICE.RAWSUBTRACT([.N9];[.O9])" office:value-type="float" office:value="-46.6428571428571" calcext:value-type="float">
            <text:p>-46,64285714285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r</text:p>
          </table:table-cell>
          <table:table-cell office:value-type="date" office:date-value="2023-09-05" calcext:value-type="date">
            <text:p>05/09/23</text:p>
          </table:table-cell>
          <table:table-cell table:number-columns-repeated="8"/>
          <table:table-cell table:formula="of:=256.5/7" office:value-type="float" office:value="36.6428571428571" calcext:value-type="float">
            <text:p>36,6428571428571</text:p>
          </table:table-cell>
          <table:table-cell table:number-columns-repeated="2"/>
          <table:table-cell table:formula="of:=SUM([.J10];[.L10];[.M10])" office:value-type="float" office:value="36.6428571428571" calcext:value-type="float">
            <text:p>36,6428571428571</text:p>
          </table:table-cell>
          <table:table-cell table:formula="of:=ORG.LIBREOFFICE.RAWSUBTRACT([.N10];[.O10])" office:value-type="float" office:value="-36.6428571428571" calcext:value-type="float">
            <text:p>-36,64285714285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a</text:p>
          </table:table-cell>
          <table:table-cell office:value-type="date" office:date-value="2023-09-06" calcext:value-type="date">
            <text:p>06/09/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.12" calcext:value-type="float">
            <text:p>8,12</text:p>
          </table:table-cell>
          <table:table-cell office:value-type="float" office:value="1" calcext:value-type="float">
            <text:p>1</text:p>
          </table:table-cell>
          <table:table-cell office:value-type="float" office:value="6.05" calcext:value-type="float">
            <text:p>6,05</text:p>
          </table:table-cell>
          <table:table-cell table:number-columns-repeated="2"/>
          <table:table-cell table:formula="of:=256.5/7" office:value-type="float" office:value="36.6428571428571" calcext:value-type="float">
            <text:p>36,6428571428571</text:p>
          </table:table-cell>
          <table:table-cell table:number-columns-repeated="2"/>
          <table:table-cell table:formula="of:=SUM([.J11];[.L11];[.M11])" office:value-type="float" office:value="36.6428571428571" calcext:value-type="float">
            <text:p>36,6428571428571</text:p>
          </table:table-cell>
          <table:table-cell table:formula="of:=ORG.LIBREOFFICE.RAWSUBTRACT([.N11];[.O11])" office:value-type="float" office:value="-36.6428571428571" calcext:value-type="float">
            <text:p>-36,64285714285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i</text:p>
          </table:table-cell>
          <table:table-cell office:value-type="date" office:date-value="2023-09-07" calcext:value-type="date">
            <text:p>07/09/2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table:formula="of:=256.5/7" office:value-type="float" office:value="36.6428571428571" calcext:value-type="float">
            <text:p>36,6428571428571</text:p>
          </table:table-cell>
          <table:table-cell table:number-columns-repeated="2"/>
          <table:table-cell table:formula="of:=SUM([.J12];[.L12];[.M12])" office:value-type="float" office:value="41.6428571428571" calcext:value-type="float">
            <text:p>41,6428571428571</text:p>
          </table:table-cell>
          <table:table-cell table:formula="of:=ORG.LIBREOFFICE.RAWSUBTRACT([.N12];[.O12])" office:value-type="float" office:value="-41.6428571428571" calcext:value-type="float">
            <text:p>-41,64285714285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x</text:p>
          </table:table-cell>
          <table:table-cell office:value-type="date" office:date-value="2023-09-08" calcext:value-type="date">
            <text:p>08/09/23</text:p>
          </table:table-cell>
          <table:table-cell table:number-columns-repeated="8"/>
          <table:table-cell table:formula="of:=256.5/7" office:value-type="float" office:value="36.6428571428571" calcext:value-type="float">
            <text:p>36,6428571428571</text:p>
          </table:table-cell>
          <table:table-cell table:number-columns-repeated="2"/>
          <table:table-cell table:formula="of:=SUM([.J13];[.L13];[.M13])" office:value-type="float" office:value="36.6428571428571" calcext:value-type="float">
            <text:p>36,6428571428571</text:p>
          </table:table-cell>
          <table:table-cell table:formula="of:=ORG.LIBREOFFICE.RAWSUBTRACT([.N13];[.O13])" office:value-type="float" office:value="-36.6428571428571" calcext:value-type="float">
            <text:p>-36,64285714285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áb</text:p>
          </table:table-cell>
          <table:table-cell office:value-type="date" office:date-value="2023-09-09" calcext:value-type="date">
            <text:p>09/09/23</text:p>
          </table:table-cell>
          <table:table-cell table:number-columns-repeated="8"/>
          <table:table-cell table:formula="of:=256.5/7" office:value-type="float" office:value="36.6428571428571" calcext:value-type="float">
            <text:p>36,6428571428571</text:p>
          </table:table-cell>
          <table:table-cell table:number-columns-repeated="2"/>
          <table:table-cell table:formula="of:=SUM([.J14];[.L14];[.M14])" office:value-type="float" office:value="36.6428571428571" calcext:value-type="float">
            <text:p>36,6428571428571</text:p>
          </table:table-cell>
          <table:table-cell table:formula="of:=ORG.LIBREOFFICE.RAWSUBTRACT([.N14];[.O14])" office:value-type="float" office:value="-36.6428571428571" calcext:value-type="float">
            <text:p>-36,64285714285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</text:p>
          </table:table-cell>
          <table:table-cell office:value-type="date" office:date-value="2023-09-10" calcext:value-type="date">
            <text:p>10/09/23</text:p>
          </table:table-cell>
          <table:table-cell table:number-columns-repeated="8"/>
          <table:table-cell table:formula="of:=256.5/7" office:value-type="float" office:value="36.6428571428571" calcext:value-type="float">
            <text:p>36,6428571428571</text:p>
          </table:table-cell>
          <table:table-cell table:number-columns-repeated="2"/>
          <table:table-cell table:formula="of:=SUM([.J15];[.L15];[.M15])" office:value-type="float" office:value="36.6428571428571" calcext:value-type="float">
            <text:p>36,6428571428571</text:p>
          </table:table-cell>
          <table:table-cell table:formula="of:=ORG.LIBREOFFICE.RAWSUBTRACT([.N15];[.O15])" office:value-type="float" office:value="-36.6428571428571" calcext:value-type="float">
            <text:p>-36,6428571428571</text:p>
          </table:table-cell>
          <table:table-cell table:formula="of:=SUM([.P9:.P15])" office:value-type="float" office:value="-271.5" calcext:value-type="float">
            <text:p>-271,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seg</text:p>
          </table:table-cell>
          <table:table-cell office:value-type="date" office:date-value="2023-09-11" calcext:value-type="date">
            <text:p>11/09/23</text:p>
          </table:table-cell>
          <table:table-cell office:value-type="float" office:value="2" calcext:value-type="float">
            <text:p>2</text:p>
          </table:table-cell>
          <table:table-cell office:value-type="float" office:value="13.81" calcext:value-type="float">
            <text:p>13,81</text:p>
          </table:table-cell>
          <table:table-cell office:value-type="float" office:value="3" calcext:value-type="float">
            <text:p>3</text:p>
          </table:table-cell>
          <table:table-cell office:value-type="float" office:value="18.18" calcext:value-type="float">
            <text:p>18,18</text:p>
          </table:table-cell>
          <table:table-cell table:number-columns-repeated="4"/>
          <table:table-cell table:formula="of:=256.5/7" office:value-type="float" office:value="36.6428571428571" calcext:value-type="float">
            <text:p>36,6428571428571</text:p>
          </table:table-cell>
          <table:table-cell table:number-columns-repeated="2"/>
          <table:table-cell table:formula="of:=SUM([.J16];[.L16];[.M16])" office:value-type="float" office:value="36.6428571428571" calcext:value-type="float">
            <text:p>36,6428571428571</text:p>
          </table:table-cell>
          <table:table-cell table:formula="of:=ORG.LIBREOFFICE.RAWSUBTRACT([.N16];[.O16])" office:value-type="float" office:value="-36.6428571428571" calcext:value-type="float">
            <text:p>-36,642857142857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r</text:p>
          </table:table-cell>
          <table:table-cell office:value-type="date" office:date-value="2023-09-12" calcext:value-type="date">
            <text:p>12/09/23</text:p>
          </table:table-cell>
          <table:table-cell table:number-columns-repeated="8"/>
          <table:table-cell table:formula="of:=256.5/7" office:value-type="float" office:value="36.6428571428571" calcext:value-type="float">
            <text:p>36,6428571428571</text:p>
          </table:table-cell>
          <table:table-cell table:number-columns-repeated="2"/>
          <table:table-cell table:formula="of:=SUM([.J17];[.L17];[.M17])" office:value-type="float" office:value="36.6428571428571" calcext:value-type="float">
            <text:p>36,6428571428571</text:p>
          </table:table-cell>
          <table:table-cell table:formula="of:=ORG.LIBREOFFICE.RAWSUBTRACT([.N17];[.O17])" office:value-type="float" office:value="-36.6428571428571" calcext:value-type="float">
            <text:p>-36,642857142857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a</text:p>
          </table:table-cell>
          <table:table-cell office:value-type="date" office:date-value="2023-09-13" calcext:value-type="date">
            <text:p>13/09/23</text:p>
          </table:table-cell>
          <table:table-cell table:number-columns-repeated="8"/>
          <table:table-cell table:formula="of:=256.5/7" office:value-type="float" office:value="36.6428571428571" calcext:value-type="float">
            <text:p>36,6428571428571</text:p>
          </table:table-cell>
          <table:table-cell table:number-columns-repeated="2"/>
          <table:table-cell table:formula="of:=SUM([.J18];[.L18];[.M18])" office:value-type="float" office:value="36.6428571428571" calcext:value-type="float">
            <text:p>36,6428571428571</text:p>
          </table:table-cell>
          <table:table-cell table:formula="of:=ORG.LIBREOFFICE.RAWSUBTRACT([.N18];[.O18])" office:value-type="float" office:value="-36.6428571428571" calcext:value-type="float">
            <text:p>-36,642857142857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i</text:p>
          </table:table-cell>
          <table:table-cell office:value-type="date" office:date-value="2023-09-14" calcext:value-type="date">
            <text:p>14/09/23</text:p>
          </table:table-cell>
          <table:table-cell table:number-columns-repeated="8"/>
          <table:table-cell table:formula="of:=256.5/7" office:value-type="float" office:value="36.6428571428571" calcext:value-type="float">
            <text:p>36,6428571428571</text:p>
          </table:table-cell>
          <table:table-cell/>
          <table:table-cell table:style-name="ce7"/>
          <table:table-cell table:formula="of:=SUM([.J19];[.L19];[.M19])" office:value-type="float" office:value="36.6428571428571" calcext:value-type="float">
            <text:p>36,6428571428571</text:p>
          </table:table-cell>
          <table:table-cell table:formula="of:=ORG.LIBREOFFICE.RAWSUBTRACT([.N19];[.O19])" office:value-type="float" office:value="-36.6428571428571" calcext:value-type="float">
            <text:p>-36,642857142857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x</text:p>
          </table:table-cell>
          <table:table-cell office:value-type="date" office:date-value="2023-09-15" calcext:value-type="date">
            <text:p>15/09/23</text:p>
          </table:table-cell>
          <table:table-cell table:number-columns-repeated="8"/>
          <table:table-cell table:formula="of:=256.5/7" office:value-type="float" office:value="36.6428571428571" calcext:value-type="float">
            <text:p>36,6428571428571</text:p>
          </table:table-cell>
          <table:table-cell/>
          <table:table-cell table:style-name="ce8"/>
          <table:table-cell table:formula="of:=SUM([.J20];[.L20];[.M20])" office:value-type="float" office:value="36.6428571428571" calcext:value-type="float">
            <text:p>36,6428571428571</text:p>
          </table:table-cell>
          <table:table-cell table:formula="of:=ORG.LIBREOFFICE.RAWSUBTRACT([.N20];[.O20])" office:value-type="float" office:value="-36.6428571428571" calcext:value-type="float">
            <text:p>-36,642857142857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áb</text:p>
          </table:table-cell>
          <table:table-cell office:value-type="date" office:date-value="2023-09-16" calcext:value-type="date">
            <text:p>16/09/23</text:p>
          </table:table-cell>
          <table:table-cell table:number-columns-repeated="8"/>
          <table:table-cell table:formula="of:=256.5/7" office:value-type="float" office:value="36.6428571428571" calcext:value-type="float">
            <text:p>36,6428571428571</text:p>
          </table:table-cell>
          <table:table-cell table:number-columns-repeated="2"/>
          <table:table-cell table:formula="of:=SUM([.J21];[.L21];[.M21])" office:value-type="float" office:value="36.6428571428571" calcext:value-type="float">
            <text:p>36,6428571428571</text:p>
          </table:table-cell>
          <table:table-cell table:formula="of:=ORG.LIBREOFFICE.RAWSUBTRACT([.N21];[.O21])" office:value-type="float" office:value="-36.6428571428571" calcext:value-type="float">
            <text:p>-36,642857142857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m</text:p>
          </table:table-cell>
          <table:table-cell office:value-type="date" office:date-value="2023-09-17" calcext:value-type="date">
            <text:p>17/09/23</text:p>
          </table:table-cell>
          <table:table-cell table:number-columns-repeated="8"/>
          <table:table-cell table:formula="of:=256.5/7" office:value-type="float" office:value="36.6428571428571" calcext:value-type="float">
            <text:p>36,6428571428571</text:p>
          </table:table-cell>
          <table:table-cell table:number-columns-repeated="2"/>
          <table:table-cell table:formula="of:=SUM([.J22];[.L22];[.M22])" office:value-type="float" office:value="36.6428571428571" calcext:value-type="float">
            <text:p>36,6428571428571</text:p>
          </table:table-cell>
          <table:table-cell table:formula="of:=ORG.LIBREOFFICE.RAWSUBTRACT([.N22];[.O22])" office:value-type="float" office:value="-36.6428571428571" calcext:value-type="float">
            <text:p>-36,6428571428571</text:p>
          </table:table-cell>
          <table:table-cell table:formula="of:=SUM([.P16:.P22])" office:value-type="float" office:value="-256.5" calcext:value-type="float">
            <text:p>-256,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seg</text:p>
          </table:table-cell>
          <table:table-cell office:value-type="date" office:date-value="2023-09-18" calcext:value-type="date">
            <text:p>18/09/23</text:p>
          </table:table-cell>
          <table:table-cell table:number-columns-repeated="8"/>
          <table:table-cell table:formula="of:=256.5/7" office:value-type="float" office:value="36.6428571428571" calcext:value-type="float">
            <text:p>36,6428571428571</text:p>
          </table:table-cell>
          <table:table-cell table:number-columns-repeated="2"/>
          <table:table-cell table:formula="of:=SUM([.J23];[.L23];[.M23])" office:value-type="float" office:value="36.6428571428571" calcext:value-type="float">
            <text:p>36,6428571428571</text:p>
          </table:table-cell>
          <table:table-cell table:formula="of:=ORG.LIBREOFFICE.RAWSUBTRACT([.N23];[.O23])" office:value-type="float" office:value="-36.6428571428571" calcext:value-type="float">
            <text:p>-36,642857142857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r</text:p>
          </table:table-cell>
          <table:table-cell office:value-type="date" office:date-value="2023-09-19" calcext:value-type="date">
            <text:p>19/09/23</text:p>
          </table:table-cell>
          <table:table-cell table:number-columns-repeated="8"/>
          <table:table-cell table:formula="of:=256.5/7" office:value-type="float" office:value="36.6428571428571" calcext:value-type="float">
            <text:p>36,6428571428571</text:p>
          </table:table-cell>
          <table:table-cell table:number-columns-repeated="2"/>
          <table:table-cell table:formula="of:=SUM([.J24];[.L24];[.M24])" office:value-type="float" office:value="36.6428571428571" calcext:value-type="float">
            <text:p>36,6428571428571</text:p>
          </table:table-cell>
          <table:table-cell table:formula="of:=ORG.LIBREOFFICE.RAWSUBTRACT([.N24];[.O24])" office:value-type="float" office:value="-36.6428571428571" calcext:value-type="float">
            <text:p>-36,642857142857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a</text:p>
          </table:table-cell>
          <table:table-cell office:value-type="date" office:date-value="2023-09-20" calcext:value-type="date">
            <text:p>20/09/23</text:p>
          </table:table-cell>
          <table:table-cell table:number-columns-repeated="8"/>
          <table:table-cell table:formula="of:=256.5/7" office:value-type="float" office:value="36.6428571428571" calcext:value-type="float">
            <text:p>36,6428571428571</text:p>
          </table:table-cell>
          <table:table-cell table:number-columns-repeated="2"/>
          <table:table-cell table:formula="of:=SUM([.J25];[.L25];[.M25])" office:value-type="float" office:value="36.6428571428571" calcext:value-type="float">
            <text:p>36,6428571428571</text:p>
          </table:table-cell>
          <table:table-cell table:formula="of:=ORG.LIBREOFFICE.RAWSUBTRACT([.N25];[.O25])" office:value-type="float" office:value="-36.6428571428571" calcext:value-type="float">
            <text:p>-36,642857142857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i</text:p>
          </table:table-cell>
          <table:table-cell office:value-type="date" office:date-value="2023-09-21" calcext:value-type="date">
            <text:p>21/09/23</text:p>
          </table:table-cell>
          <table:table-cell table:number-columns-repeated="8"/>
          <table:table-cell table:formula="of:=256.5/7" office:value-type="float" office:value="36.6428571428571" calcext:value-type="float">
            <text:p>36,6428571428571</text:p>
          </table:table-cell>
          <table:table-cell table:number-columns-repeated="2"/>
          <table:table-cell table:formula="of:=SUM([.J26];[.L26];[.M26])" office:value-type="float" office:value="36.6428571428571" calcext:value-type="float">
            <text:p>36,6428571428571</text:p>
          </table:table-cell>
          <table:table-cell table:formula="of:=ORG.LIBREOFFICE.RAWSUBTRACT([.N26];[.O26])" office:value-type="float" office:value="-36.6428571428571" calcext:value-type="float">
            <text:p>-36,642857142857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x</text:p>
          </table:table-cell>
          <table:table-cell office:value-type="date" office:date-value="2023-09-22" calcext:value-type="date">
            <text:p>22/09/23</text:p>
          </table:table-cell>
          <table:table-cell table:number-columns-repeated="8"/>
          <table:table-cell table:formula="of:=256.5/7" office:value-type="float" office:value="36.6428571428571" calcext:value-type="float">
            <text:p>36,6428571428571</text:p>
          </table:table-cell>
          <table:table-cell table:number-columns-repeated="2"/>
          <table:table-cell table:formula="of:=SUM([.J27];[.L27];[.M27])" office:value-type="float" office:value="36.6428571428571" calcext:value-type="float">
            <text:p>36,6428571428571</text:p>
          </table:table-cell>
          <table:table-cell table:formula="of:=ORG.LIBREOFFICE.RAWSUBTRACT([.N27];[.O27])" office:value-type="float" office:value="-36.6428571428571" calcext:value-type="float">
            <text:p>-36,642857142857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áb</text:p>
          </table:table-cell>
          <table:table-cell office:value-type="date" office:date-value="2023-09-23" calcext:value-type="date">
            <text:p>23/09/23</text:p>
          </table:table-cell>
          <table:table-cell table:number-columns-repeated="8"/>
          <table:table-cell table:formula="of:=256.5/7" office:value-type="float" office:value="36.6428571428571" calcext:value-type="float">
            <text:p>36,6428571428571</text:p>
          </table:table-cell>
          <table:table-cell table:number-columns-repeated="2"/>
          <table:table-cell table:formula="of:=SUM([.J28];[.L28];[.M28])" office:value-type="float" office:value="36.6428571428571" calcext:value-type="float">
            <text:p>36,6428571428571</text:p>
          </table:table-cell>
          <table:table-cell table:formula="of:=ORG.LIBREOFFICE.RAWSUBTRACT([.N28];[.O28])" office:value-type="float" office:value="-36.6428571428571" calcext:value-type="float">
            <text:p>-36,642857142857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</text:p>
          </table:table-cell>
          <table:table-cell office:value-type="date" office:date-value="2023-09-24" calcext:value-type="date">
            <text:p>24/09/23</text:p>
          </table:table-cell>
          <table:table-cell table:number-columns-repeated="8"/>
          <table:table-cell table:formula="of:=256.5/7" office:value-type="float" office:value="36.6428571428571" calcext:value-type="float">
            <text:p>36,6428571428571</text:p>
          </table:table-cell>
          <table:table-cell table:number-columns-repeated="2"/>
          <table:table-cell table:formula="of:=SUM([.J29];[.L29];[.M29])" office:value-type="float" office:value="36.6428571428571" calcext:value-type="float">
            <text:p>36,6428571428571</text:p>
          </table:table-cell>
          <table:table-cell table:formula="of:=ORG.LIBREOFFICE.RAWSUBTRACT([.N29];[.O29])" office:value-type="float" office:value="-36.6428571428571" calcext:value-type="float">
            <text:p>-36,6428571428571</text:p>
          </table:table-cell>
          <table:table-cell table:formula="of:=SUM([.P23:.P29])" office:value-type="float" office:value="-256.5" calcext:value-type="float">
            <text:p>-256,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seg</text:p>
          </table:table-cell>
          <table:table-cell office:value-type="date" office:date-value="2023-09-25" calcext:value-type="date">
            <text:p>25/09/23</text:p>
          </table:table-cell>
          <table:table-cell table:number-columns-repeated="8"/>
          <table:table-cell table:formula="of:=256.5/7" office:value-type="float" office:value="36.6428571428571" calcext:value-type="float">
            <text:p>36,6428571428571</text:p>
          </table:table-cell>
          <table:table-cell table:number-columns-repeated="2"/>
          <table:table-cell table:formula="of:=SUM([.J30];[.L30];[.M30])" office:value-type="float" office:value="36.6428571428571" calcext:value-type="float">
            <text:p>36,6428571428571</text:p>
          </table:table-cell>
          <table:table-cell table:formula="of:=ORG.LIBREOFFICE.RAWSUBTRACT([.N30];[.O30])" office:value-type="float" office:value="-36.6428571428571" calcext:value-type="float">
            <text:p>-36,642857142857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r</text:p>
          </table:table-cell>
          <table:table-cell office:value-type="date" office:date-value="2023-09-26" calcext:value-type="date">
            <text:p>26/09/23</text:p>
          </table:table-cell>
          <table:table-cell table:number-columns-repeated="8"/>
          <table:table-cell table:formula="of:=256.5/7" office:value-type="float" office:value="36.6428571428571" calcext:value-type="float">
            <text:p>36,6428571428571</text:p>
          </table:table-cell>
          <table:table-cell table:number-columns-repeated="2"/>
          <table:table-cell table:formula="of:=SUM([.J31];[.L31];[.M31])" office:value-type="float" office:value="36.6428571428571" calcext:value-type="float">
            <text:p>36,6428571428571</text:p>
          </table:table-cell>
          <table:table-cell table:formula="of:=ORG.LIBREOFFICE.RAWSUBTRACT([.N31];[.O31])" office:value-type="float" office:value="-36.6428571428571" calcext:value-type="float">
            <text:p>-36,642857142857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a</text:p>
          </table:table-cell>
          <table:table-cell office:value-type="date" office:date-value="2023-09-27" calcext:value-type="date">
            <text:p>27/09/23</text:p>
          </table:table-cell>
          <table:table-cell table:number-columns-repeated="8"/>
          <table:table-cell table:formula="of:=256.5/7" office:value-type="float" office:value="36.6428571428571" calcext:value-type="float">
            <text:p>36,6428571428571</text:p>
          </table:table-cell>
          <table:table-cell table:number-columns-repeated="2"/>
          <table:table-cell table:formula="of:=SUM([.J32];[.L32];[.M32])" office:value-type="float" office:value="36.6428571428571" calcext:value-type="float">
            <text:p>36,6428571428571</text:p>
          </table:table-cell>
          <table:table-cell table:formula="of:=ORG.LIBREOFFICE.RAWSUBTRACT([.N32];[.O32])" office:value-type="float" office:value="-36.6428571428571" calcext:value-type="float">
            <text:p>-36,642857142857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i</text:p>
          </table:table-cell>
          <table:table-cell office:value-type="date" office:date-value="2023-09-28" calcext:value-type="date">
            <text:p>28/09/23</text:p>
          </table:table-cell>
          <table:table-cell table:number-columns-repeated="8"/>
          <table:table-cell table:formula="of:=256.5/7" office:value-type="float" office:value="36.6428571428571" calcext:value-type="float">
            <text:p>36,6428571428571</text:p>
          </table:table-cell>
          <table:table-cell table:number-columns-repeated="2"/>
          <table:table-cell table:formula="of:=SUM([.J33];[.L33];[.M33])" office:value-type="float" office:value="36.6428571428571" calcext:value-type="float">
            <text:p>36,6428571428571</text:p>
          </table:table-cell>
          <table:table-cell table:formula="of:=ORG.LIBREOFFICE.RAWSUBTRACT([.N33];[.O33])" office:value-type="float" office:value="-36.6428571428571" calcext:value-type="float">
            <text:p>-36,642857142857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x</text:p>
          </table:table-cell>
          <table:table-cell office:value-type="date" office:date-value="2023-09-29" calcext:value-type="date">
            <text:p>29/09/23</text:p>
          </table:table-cell>
          <table:table-cell table:number-columns-repeated="8"/>
          <table:table-cell table:formula="of:=256.5/7" office:value-type="float" office:value="36.6428571428571" calcext:value-type="float">
            <text:p>36,6428571428571</text:p>
          </table:table-cell>
          <table:table-cell table:number-columns-repeated="2"/>
          <table:table-cell table:formula="of:=SUM([.J34];[.L34];[.M34])" office:value-type="float" office:value="36.6428571428571" calcext:value-type="float">
            <text:p>36,6428571428571</text:p>
          </table:table-cell>
          <table:table-cell table:formula="of:=ORG.LIBREOFFICE.RAWSUBTRACT([.N34];[.O34])" office:value-type="float" office:value="-36.6428571428571" calcext:value-type="float">
            <text:p>-36,642857142857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áb</text:p>
          </table:table-cell>
          <table:table-cell office:value-type="date" office:date-value="2023-09-30" calcext:value-type="date">
            <text:p>30/09/23</text:p>
          </table:table-cell>
          <table:table-cell table:number-columns-repeated="8"/>
          <table:table-cell table:formula="of:=256.5/7" office:value-type="float" office:value="36.6428571428571" calcext:value-type="float">
            <text:p>36,6428571428571</text:p>
          </table:table-cell>
          <table:table-cell table:number-columns-repeated="2"/>
          <table:table-cell table:formula="of:=SUM([.J35];[.L35];[.M35])" office:value-type="float" office:value="36.6428571428571" calcext:value-type="float">
            <text:p>36,6428571428571</text:p>
          </table:table-cell>
          <table:table-cell table:formula="of:=ORG.LIBREOFFICE.RAWSUBTRACT([.N35];[.O35])" office:value-type="float" office:value="-36.6428571428571" calcext:value-type="float">
            <text:p>-36,6428571428571</text:p>
          </table:table-cell>
          <table:table-cell table:number-columns-repeated="2"/>
          <table:table-cell table:style-name="ce14" table:formula="of:=SUM([.Q2:.Q35])" office:value-type="float" office:value="-743.004285714286" calcext:value-type="float">
            <text:p>-743,004285714286</text:p>
          </table:table-cell>
        </table:table-row>
        <calcext:conditional-formats>
          <calcext:conditional-format calcext:target-range-address="setembro.P2:setembro.P35">
            <calcext:condition calcext:apply-style-name="Warning" calcext:value="&lt;0" calcext:base-cell-address="setembro.P2"/>
            <calcext:condition calcext:apply-style-name="Goal" calcext:value="&gt;0" calcext:base-cell-address="setembro.P2"/>
          </calcext:conditional-format>
          <calcext:conditional-format calcext:target-range-address="setembro.S35:setembro.S35">
            <calcext:condition calcext:apply-style-name="Goal" calcext:value="&gt;0" calcext:base-cell-address="setembro.S35"/>
            <calcext:condition calcext:apply-style-name="Warning" calcext:value="&lt;0" calcext:base-cell-address="setembro.S35"/>
          </calcext:conditional-format>
          <calcext:conditional-format calcext:target-range-address="setembro.Q2:setembro.R35">
            <calcext:condition calcext:apply-style-name="Goal" calcext:value="&gt;0" calcext:base-cell-address="setembro.Q2"/>
            <calcext:condition calcext:apply-style-name="Warning" calcext:value="&lt;0" calcext:base-cell-address="setembro.Q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oal" style:family="table-cell" style:parent-style-name="Good">
      <style:table-cell-properties style:diagonal-bl-tr="none" style:diagonal-tl-br="none" fo:background-color="transparent"/>
      <style:text-properties fo:color="#00a933"/>
    </style:style>
    <style:style style:name="Sem_20_título1" style:display-name="Sem título1" style:family="table-cell" style:parent-style-name="Warning"/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/00/0000</text:date>, <text:time style:data-style-name="N2" text:time-value="23:39:58.12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30T06:36:35.644000000</meta:creation-date>
    <dc:date>2023-09-11T23:45:50.285000000</dc:date>
    <meta:editing-duration>PT6H54M23S</meta:editing-duration>
    <meta:editing-cycles>27</meta:editing-cycles>
    <meta:generator>LibreOffice/7.6.0.3$Windows_X86_64 LibreOffice_project/69edd8b8ebc41d00b4de3915dc82f8f0fc3b6265</meta:generator>
    <meta:document-statistic meta:table-count="1" meta:cell-count="282" meta:object-count="0"/>
  </office:meta>
</office:document-meta>
</file>